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6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6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6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6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6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6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6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6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P1" style:parent-style-name="Heading2" style:master-page-name="MP0" style:family="paragraph">
      <style:paragraph-properties fo:break-before="page" style:page-number="1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style:font-weight-complex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/>
    <style:style style:name="T12" style:parent-style-name="DefaultParagraphFont" style:family="text">
      <style:text-properties fo:color="#221100" fo:font-size="10.5pt" style:font-size-asian="10.5pt" style:font-size-complex="10.5pt" fo:background-color="#FFFFFF"/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DefaultParagraphFont" style:family="text">
      <style:text-properties fo:language="de" fo:country="DE"/>
    </style:style>
    <style:style style:name="P47" style:parent-style-name="Standard" style:family="paragraph">
      <style:text-properties fo:language="de" fo:country="DE"/>
    </style:style>
    <style:style style:name="P48" style:parent-style-name="Standard" style:family="paragraph">
      <style:text-properties fo:language="de" fo:country="DE"/>
    </style:style>
    <style:style style:name="P49" style:parent-style-name="Standard" style:family="paragraph"/>
    <style:style style:name="T50" style:parent-style-name="DefaultParagraphFont" style:family="text">
      <style:text-properties fo:language="de" fo:country="DE"/>
    </style:style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>
      <style:text-properties fo:font-weight="bold" style:font-weight-asian="bold"/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P59" style:parent-style-name="Normal" style:family="paragraph">
      <style:text-properties fo:font-weight="bold" style:font-weight-asian="bold"/>
    </style:style>
    <style:style style:name="P60" style:parent-style-name="Normal" style:family="paragraph">
      <style:paragraph-properties style:vertical-align="auto" fo:line-height="115%"/>
      <style:text-properties fo:hyphenate="true"/>
    </style:style>
    <style:style style:name="P61" style:parent-style-name="Normal" style:family="paragraph">
      <style:paragraph-properties style:vertical-align="auto" fo:line-height="115%"/>
      <style:text-properties fo:hyphenate="true"/>
    </style:style>
    <style:style style:name="P62" style:parent-style-name="Normal" style:family="paragraph">
      <style:paragraph-properties style:vertical-align="auto" fo:line-height="115%"/>
      <style:text-properties fo:hyphenate="true"/>
    </style:style>
    <style:style style:name="P63" style:parent-style-name="Normal" style:family="paragraph">
      <style:text-properties fo:font-weight="bold" style:font-weight-asian="bold"/>
    </style:style>
    <style:style style:name="P64" style:parent-style-name="Normal" style:family="paragraph">
      <style:paragraph-properties fo:text-indent="0.5in"/>
    </style:style>
    <style:style style:name="T6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fo:font-weight="bold" style:font-weight-asian="bold"/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T6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/>
    </style:style>
    <style:style style:name="P70" style:parent-style-name="Normal" style:family="paragraph">
      <style:paragraph-properties style:vertical-align="auto" fo:line-height="115%"/>
      <style:text-properties fo:hyphenate="true"/>
    </style:style>
    <style:style style:name="P71" style:parent-style-name="Normal" style:family="paragraph">
      <style:paragraph-properties style:vertical-align="auto" fo:line-height="115%"/>
      <style:text-properties fo:hyphenate="true"/>
    </style:style>
    <style:style style:name="P72" style:parent-style-name="Normal" style:family="paragraph">
      <style:paragraph-properties style:vertical-align="auto" fo:line-height="115%"/>
      <style:text-properties fo:hyphenate="true"/>
    </style:style>
    <style:style style:name="P73" style:parent-style-name="Normal" style:family="paragraph">
      <style:paragraph-properties style:vertical-align="auto" fo:line-height="115%"/>
      <style:text-properties fo:hyphenate="true"/>
    </style:style>
    <style:style style:name="P74" style:parent-style-name="Normal" style:family="paragraph">
      <style:paragraph-properties style:vertical-align="auto" fo:line-height="115%"/>
      <style:text-properties fo:hyphenate="true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Standard" style:family="paragraph"/>
    <style:style style:name="P78" style:parent-style-name="Standard" style:family="paragraph">
      <style:paragraph-properties fo:margin-left="0.25in">
        <style:tab-stops/>
      </style:paragraph-properties>
    </style:style>
    <style:style style:name="T79" style:parent-style-name="DefaultParagraphFont" style:family="text">
      <style:text-properties fo:font-weight="bold" style:font-weight-asian="bold"/>
    </style:style>
    <style:style style:name="P80" style:parent-style-name="Standard" style:family="paragraph"/>
    <style:style style:name="P81" style:parent-style-name="Standard" style:family="paragraph">
      <style:paragraph-properties fo:margin-left="0.25in">
        <style:tab-stops/>
      </style:paragraph-properties>
    </style:style>
    <style:style style:name="T82" style:parent-style-name="DefaultParagraphFont" style:family="text">
      <style:text-properties style:language-asian="en" style:country-asian="US" style:language-complex="ar" style:country-complex="SA"/>
    </style:style>
    <style:style style:name="T83" style:parent-style-name="DefaultParagraphFont" style:family="text">
      <style:text-properties fo:font-weight="bold" style:font-weight-asian="bold"/>
    </style:style>
    <style:style style:name="T84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Project: Open Data for Academicians at TU Wien <text:s text:c="2"/></text:h>
      <text:p text:style-name="Standard"/>
      <text:p text:style-name="Standard"><text:span text:style-name="T8">Idea:<text:s/></text:span><text:span text:style-name="T9">To</text:span><text:span text:style-name="T10"><text:s/></text:span>create, edit and improve content on Wikipedia regarding Austrian academics with special emphasis on notable women.</text:p>
      <text:p text:style-name="Standard"/>
      <text:p text:style-name="Standard">Prime examples of such projects are:</text:p>
      <text:list text:style-name="WWNum6" text:continue-numbering="true">
        <text:list-item>
          <text:p text:style-name="P11">Feminist<text:s/><text:span text:style-name="T12">Edit-a-Thon at the<text:s/></text:span>Middlebury College on April 14, 2017</text:p>
          <text:list text:continue-numbering="true">
            <text:list-item>
              <text:p text:style-name="P13"><text:a xlink:href="http://www.middlebury.edu/newsroom/archive/2017-news/node/547035" office:target-frame-name="_top" xlink:show="replace"><text:span text:style-name="Hyperlink">http://www.middlebury.edu/newsroom/archive/2017-news/node/547035</text:span></text:a></text:p>
            </text:list-item>
          </text:list>
        </text:list-item>
        <text:list-item>
          <text:p text:style-name="P14">Wikipedia Edit-a-Thon on September 7, 2019</text:p>
          <text:list text:continue-numbering="true">
            <text:list-item>
              <text:p text:style-name="P15"><text:a xlink:href="https://www.salk.edu/events/wikipedia-edit-a-thon/" office:target-frame-name="_top" xlink:show="replace"><text:span text:style-name="Hyperlink">https://www.salk.edu/events/wikipedia-edit-a-thon/</text:span></text:a></text:p>
            </text:list-item>
          </text:list>
        </text:list-item>
      </text:list>
      <text:p text:style-name="P16"/>
      <text:p text:style-name="Standard"><text:span text:style-name="T17">Goals:</text:span></text:p>
      <text:list text:style-name="WWNum3">
        <text:list-item>
          <text:p text:style-name="P18">Enrich Wikipedia with high quality information on academically interesting people from Austria</text:p>
        </text:list-item>
        <text:list-item>
          <text:p text:style-name="P19">Try to combat the lack of information around<text:s/>notable women in the academic area</text:p>
        </text:list-item>
      </text:list>
      <text:p text:style-name="P20"/>
      <text:p text:style-name="Standard"><text:span text:style-name="T21">Difficulty:</text:span><text:s/>Medium</text:p>
      <text:p text:style-name="Standard"/>
      <text:p text:style-name="Standard"><text:span text:style-name="T22">Subjects:<text:s/></text:span>Open Data</text:p>
      <text:p text:style-name="Standard"/>
      <text:p text:style-name="Standard"><text:span text:style-name="T23">Deliverables:</text:span></text:p>
      <text:list text:style-name="WWNum2">
        <text:list-item>
          <text:p text:style-name="P24">Wikipedia entries/online discussions/edit history</text:p>
        </text:list-item>
        <text:list-item>
          <text:p text:style-name="P25">Recordings from possible interviews with academics</text:p>
        </text:list-item>
        <text:list-item>
          <text:p text:style-name="P26">Notes, scribbles from<text:s/>Edit-a-thons/Wiki-thons</text:p>
        </text:list-item>
      </text:list>
      <text:p text:style-name="P27"/>
      <text:p text:style-name="Standard"><text:span text:style-name="T28">Requirements and costs:</text:span></text:p>
      <text:list text:style-name="WWNum5">
        <text:list-item>
          <text:p text:style-name="P29">4 people as human workforce</text:p>
        </text:list-item>
        <text:list-item>
          <text:p text:style-name="P30">1 recording device for possible interviews</text:p>
        </text:list-item>
        <text:list-item>
          <text:p text:style-name="P31">Up to 4 laptops</text:p>
        </text:list-item>
        <text:list-item>
          <text:p text:style-name="P32">Potentially various library entrance cards</text:p>
        </text:list-item>
        <text:list-item>
          <text:p text:style-name="P33">Time estimation: 80 hours per person</text:p>
        </text:list-item>
      </text:list>
      <text:p text:style-name="P34"/>
      <text:p text:style-name="Standard"><text:span text:style-name="T35">Milestones:</text:span></text:p>
      <text:list text:style-name="WWNum1" text:continue-numbering="true">
        <text:list-item>
          <text:p text:style-name="P36">Publish article on Univ.Prof. Dr. Silke Bühler-Paschen</text:p>
          <text:list text:continue-numbering="true">
            <text:list-item>
              <text:p text:style-name="P37">Investigate, then gather all publicly available information</text:p>
            </text:list-item>
            <text:list-item>
              <text:p text:style-name="P38">Evaluate: see if a visit to libraries or interviews are necessary for more details</text:p>
            </text:list-item>
            <text:list-item>
              <text:p text:style-name="P39">Publish in English &amp; German</text:p>
              <text:list text:continue-numbering="true">
                <text:list-item>
                  <text:p text:style-name="P40">Write drafts</text:p>
                </text:list-item>
                <text:list-item>
                  <text:p text:style-name="P41">Corrections</text:p>
                </text:list-item>
                <text:list-item>
                  <text:p text:style-name="P42">Publish</text:p>
                </text:list-item>
              </text:list>
            </text:list-item>
          </text:list>
        </text:list-item>
        <text:list-item>
          <text:p text:style-name="P43">Repeat again from<text:s/>Step 1 for the following people:</text:p>
          <text:list text:continue-numbering="true">
            <text:list-item>
              <text:p text:style-name="P44">Univ.Prof. Dipl.-Ing. Dr.-Ing. Tanja Zseby</text:p>
            </text:list-item>
            <text:list-item>
              <text:p text:style-name="P45"><text:span text:style-name="T46">Projektass. Dipl.-Ing. Dr. techn.<text:s/></text:span>Jelena Milosevic</text:p>
            </text:list-item>
            <text:list-item>
              <text:p text:style-name="P47">Ao.Univ.Prof. Mag. Dr. Margit Pohl</text:p>
            </text:list-item>
            <text:list-item>
              <text:p text:style-name="P48">Univ.Prof. Dr. Geraldine Fitzpatrick</text:p>
            </text:list-item>
            <text:list-item>
              <text:p text:style-name="P49">Ao.Univ.Prof. Dipl.-Ing.<text:s/><text:span text:style-name="T50">Mag. Dr. Margrit Gelautz</text:span></text:p>
            </text:list-item>
            <text:list-item>
              <text:p text:style-name="P51">Ao.Univ.Prof. Dipl.-Ing. Dr.techn. Eduard Gröller</text:p>
            </text:list-item>
            <text:list-item>
              <text:p text:style-name="P52">Associate Prof. Dipl.-Ing. Dr.techn. Hilda <text:s/>Tellioglu</text:p>
            </text:list-item>
            <text:list-item>
              <text:p text:style-name="P53">etc.</text:p>
            </text:list-item>
          </text:list>
        </text:list-item>
      </text:list>
      <text:p text:style-name="Standard"/>
      <text:p text:style-name="P54">Estimation:</text:p>
      <text:p text:style-name="P55">~40h to publish an English &amp; German article<text:s/><text:span text:style-name="T56">for each academically interesting individual</text:span><text:s/>depending on how easy it is to obtain information about them (interviews and transcriptions may be necessary which will be very time consuming).</text:p>
      <text:p text:style-name="P57"/>
      <text:p text:style-name="P58">We estimate to publish (or edit/translate) 8 articles in total.</text:p>
      <text:p text:style-name="Normal"/>
      <text:p text:style-name="P59">Internal Organisation</text:p>
      <text:list text:style-name="LFO16" text:continue-numbering="true">
        <text:list-item>
          <text:p text:style-name="P60">We will use WhatsApp for any immediate communication (e.g. status-updates, meeting date arrangement, spontaneous interesting findings, etc.).<text:s/></text:p>
        </text:list-item>
        <text:list-item>
          <text:p text:style-name="P61">We will use Meetings as our main form of organising our entire workflow (e.g. discussing next steps, responsibility distribution, etc.). We will document every meeting and publish it on Github Pages.</text:p>
        </text:list-item>
        <text:list-item>
          <text:p text:style-name="P62">We will use Github Pages for our entire project documentation. In addition to our output, we will publish how we organise ourselves. We will publish achievements, whenever someone has a moment of success.</text:p>
        </text:list-item>
      </text:list>
      <text:p text:style-name="Normal"/>
      <text:p text:style-name="P63">Milestones</text:p>
      <text:p text:style-name="P64">Milestones are published in Github Pages (<text:a xlink:href="https://evajobst.github.io/" office:target-frame-name="_top" xlink:show="replace"><text:span text:style-name="T65">https://evajobst.github.io/</text:span></text:a>)</text:p>
      <text:p text:style-name="Normal"/>
      <text:p text:style-name="P66">Responsibility Distribution</text:p>
      <text:p text:style-name="P67">Responsibilities are distributed in the TODO section of our Github Pages (<text:a xlink:href="https://evajobst.github.io/" office:target-frame-name="_top" xlink:show="replace"><text:span text:style-name="T68">https://evajobst.github.io/</text:span></text:a>)</text:p>
      <text:p text:style-name="Normal"/>
      <text:p text:style-name="P69">Technical Constraints &amp; Challenges</text:p>
      <text:list text:style-name="LFO15" text:continue-numbering="true">
        <text:list-item>
          <text:p text:style-name="P70">How can reliable information also be citable?</text:p>
        </text:list-item>
        <text:list-item>
          <text:p text:style-name="P71">How can we publish pictures under Creative Commons License?</text:p>
        </text:list-item>
        <text:list-item>
          <text:p text:style-name="P72">What do we need to consider in order for our pages to be accepted?</text:p>
        </text:list-item>
        <text:list-item>
          <text:p text:style-name="P73">Is there some information the professor doesn‘t want published but we find sufficient important enough?</text:p>
          <text:list text:continue-numbering="true">
            <text:list-item>
              <text:p text:style-name="P74">We will see these professors in our academic future; Are there going to be consequences?</text:p>
            </text:list-item>
          </text:list>
        </text:list-item>
      </text:list>
      <text:p text:style-name="P75">We need to ensure that the citable information is not only reliable &amp; also publishing it doesn‘t violate privacy laws</text:p>
      <text:p text:style-name="Normal"/>
      <text:p text:style-name="Standard"><text:span text:style-name="T76">Bonus:</text:span></text:p>
      <text:list text:style-name="WWNum7">
        <text:list-item>
          <text:p text:style-name="P77">None</text:p>
        </text:list-item>
      </text:list>
      <text:p text:style-name="P78"/>
      <text:p text:style-name="Standard"><text:span text:style-name="T79">References:</text:span></text:p>
      <text:list text:style-name="WWNum4">
        <text:list-item>
          <text:p text:style-name="P80">See links on prime examples on page 1.</text:p>
        </text:list-item>
      </text:list>
      <text:p text:style-name="P81"/>
      <text:p text:style-name="Standard"/>
      <text:p text:style-name="Standard"><text:span text:style-name="T82"><draw:frame draw:style-name="a0" draw:name="image1.png" text:anchor-type="as-char" svg:x="0in" svg:y="0in" svg:width="0.9165in" svg:height="0.3193in" style:rel-width="scale" style:rel-height="scale"><draw:image xlink:href="media/image1.png" xlink:type="simple" xlink:show="embed" xlink:actuate="onLoad"/><svg:title/><svg:desc/></draw:frame></text:span><text:span text:style-name="T83">This work is licensed under a Creative Commons<text:s/></text:span><text:a xlink:href="http://creativecommons.org/licenses/by-sa/4.0/" office:target-frame-name="_top" xlink:show="replace"><text:span text:style-name="T84">Attribution-ShareAlike 4.0 International</text:span></text:a><text:span text:style-name="T85"><text:s/>Licen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4" style:display-name="ListLabel 64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6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6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6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6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6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6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6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6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line-height="110%"/>
    </style:style>
    <style:style style:name="P3" style:parent-style-name="Standard" style:family="paragraph">
      <style:paragraph-properties fo:line-height="110%"/>
    </style:style>
    <style:style style:name="P4" style:parent-style-name="Standard" style:family="paragraph">
      <style:paragraph-properties fo:line-height="110%"/>
    </style:style>
    <style:style style:name="P5" style:parent-style-name="Standard" style:family="paragraph">
      <style:paragraph-properties fo:line-height="110%"/>
    </style:style>
    <style:style style:name="P6" style:parent-style-name="Standard" style:family="paragraph">
      <style:paragraph-properties fo:line-height="110%"/>
    </style:style>
    <style:style style:name="P7" style:parent-style-name="Standard" style:family="paragraph">
      <style:paragraph-properties fo:line-height="110%" fo:margin-left="0.5in" fo:text-indent="0.5in">
        <style:tab-stops/>
      </style:paragraph-properties>
    </style:style>
  </office:automatic-styles>
  <office:master-styles>
    <style:master-page style:name="MP0" style:page-layout-name="PL0">
      <style:header>
        <text:p text:style-name="Standard">193.067 Free and Open Technologies</text:p>
        <text:p text:style-name="Standard">TU Wien, winter term 2019/2020.</text:p>
        <text:p text:style-name="P2">Students:</text:p>
        <text:p text:style-name="P3">Mohammad Zandpour (01425603)</text:p>
        <text:p text:style-name="P4">Vasilena Kisova (11741233)</text:p>
        <text:p text:style-name="P5">Daniela Shopova (11741234)</text:p>
        <text:p text:style-name="P6">Eva Jobst (51824341)</text:p>
        <text:p text:style-name="P7"/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 Kis</meta:initial-creator>
    <dc:creator>wahado</dc:creator>
    <meta:creation-date>2019-10-25T15:39:00Z</meta:creation-date>
    <dc:date>2019-11-19T21:59:00Z</dc:date>
    <meta:template xlink:href="Normal.dotm" xlink:type="simple"/>
    <meta:editing-cycles>7</meta:editing-cycles>
    <meta:editing-duration>PT0S</meta:editing-duration>
    <meta:document-statistic meta:page-count="3" meta:paragraph-count="7" meta:word-count="560" meta:character-count="3747" meta:row-count="26" meta:non-whitespace-character-count="3194"/>
  </office:meta>
</office:document-meta>
</file>